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0.605cm"/>
    </style:style>
    <style:style style:name="co3" style:family="table-column">
      <style:table-column-properties fo:break-before="auto" style:column-width="1.226cm"/>
    </style:style>
    <style:style style:name="co4" style:family="table-column">
      <style:table-column-properties fo:break-before="auto" style:column-width="2.203cm"/>
    </style:style>
    <style:style style:name="co5" style:family="table-column">
      <style:table-column-properties fo:break-before="auto" style:column-width="0.647cm"/>
    </style:style>
    <style:style style:name="co6" style:family="table-column">
      <style:table-column-properties fo:break-before="auto" style:column-width="1.266cm"/>
    </style:style>
    <style:style style:name="co7" style:family="table-column">
      <style:table-column-properties fo:break-before="auto" style:column-width="1.528cm"/>
    </style:style>
    <style:style style:name="co8" style:family="table-column">
      <style:table-column-properties fo:break-before="auto" style:column-width="3.12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0"/>
    <style:style style:name="ce3" style:family="table-cell" style:parent-style-name="Default" style:data-style-name="N106"/>
  </office:automatic-styles>
  <office:body>
    <office:spreadsheet>
      <table:table table:name="Ark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a 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b 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xa 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b 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urrt =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sec_from_ta =</text:p>
          </table:table-cell>
          <table:table-cell table:formula="oooc:=+currt-ta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fract =</text:p>
          </table:table-cell>
          <table:table-cell table:formula="oooc:=+(sec_from_ta)/(antsec)" office:value-type="float" office:value="0.5">
            <text:p>0,5</text:p>
          </table:table-cell>
          <table:table-cell table:number-columns-repeated="3"/>
          <table:table-cell office:value-type="string">
            <text:p>sec_from_tb =</text:p>
          </table:table-cell>
          <table:table-cell table:formula="oooc:=+tb-currt" office:value-type="float" office:value="1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ntsec =</text:p>
          </table:table-cell>
          <table:table-cell table:formula="oooc:=+tb-ta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>
            <text:p>middle =</text:p>
          </table:table-cell>
          <table:table-cell table:formula="oooc:=+(ta+tb)/2" office:value-type="float" office:value="2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urrx =</text:p>
          </table:table-cell>
          <table:table-cell table:style-name="ce3" table:formula="oooc:=+xa+((xb-xa)*fract)" office:value-type="float" office:value="3">
            <text:p>3,0000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formel =</text:p>
          </table:table-cell>
          <table:table-cell table:style-name="ce3" table:formula="oooc:=+xa+(xb-xa)*((currt-ta)/(tb-ta))" office:value-type="float" office:value="3">
            <text:p>3,000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office:value-type="string">
            <text:p>ta = 1</text:p>
          </table:table-cell>
          <table:table-cell office:value-type="string">
            <text:p>tb = 3</text:p>
          </table:table-cell>
          <table:table-cell office:value-type="string">
            <text:p>ct = 2</text:p>
          </table:table-cell>
          <table:table-cell office:value-type="string">
            <text:p>f = 0,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office:value-type="string">
            <text:p>ta = 1</text:p>
          </table:table-cell>
          <table:table-cell office:value-type="string">
            <text:p>tb = 7</text:p>
          </table:table-cell>
          <table:table-cell office:value-type="string">
            <text:p>ct = 7</text:p>
          </table:table-cell>
          <table:table-cell office:value-type="string">
            <text:p>f = 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office:value-type="string">
            <text:p>ta = 1</text:p>
          </table:table-cell>
          <table:table-cell office:value-type="string">
            <text:p>tb = 7</text:p>
          </table:table-cell>
          <table:table-cell office:value-type="string">
            <text:p>ct = 1</text:p>
          </table:table-cell>
          <table:table-cell office:value-type="string">
            <text:p>f = 0</text:p>
          </table:table-cell>
        </table:table-row>
      </table:table>
      <table:table table:name="Ark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>
        <table:named-range table:name="ta" table:base-cell-address="$Ark1.$D$3" table:cell-range-address="$Ark1.$D$3"/>
        <table:named-range table:name="tb" table:base-cell-address="$Ark1.$G$3" table:cell-range-address="$Ark1.$G$3"/>
        <table:named-range table:name="xa" table:base-cell-address="$Ark1.$D$4" table:cell-range-address="$Ark1.$D$4"/>
        <table:named-range table:name="xb" table:base-cell-address="$Ark1.$G$4" table:cell-range-address="$Ark1.$G$4"/>
        <table:named-range table:name="currt" table:base-cell-address="$Ark1.$D$6" table:cell-range-address="$Ark1.$D$6"/>
        <table:named-range table:name="currx" table:base-cell-address="$Ark1.$D$14" table:cell-range-address="$Ark1.$D$14"/>
        <table:named-range table:name="middle" table:base-cell-address="$Ark1.$D$11" table:cell-range-address="$Ark1.$I$12"/>
        <table:named-range table:name="antsec" table:base-cell-address="$Ark1.$D$10" table:cell-range-address="$Ark1.$D$10"/>
        <table:named-range table:name="fract" table:base-cell-address="$Ark1.$D$8" table:cell-range-address="$Ark1.$D$8"/>
        <table:named-range table:name="sec_from_ta" table:base-cell-address="$Ark1.$I$7" table:cell-range-address="$Ark1.$I$7"/>
        <table:named-range table:name="sec_from_tb" table:base-cell-address="$Ark1.$I$8" table:cell-range-address="$Ark1.$I$8"/>
      </table:named-expressions>
      <table:database-ranges>
        <table:database-range table:target-range-address="Ark1.C3:Ark1.D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nb" fo:country="NO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8">28.01.2008</text:date>, <text:time>02:22:48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8-01-27T23:33:46</meta:creation-date>
    <dc:date>2008-01-28T02:22:47</dc:date>
    <dc:language>nb-NO</dc:language>
    <meta:editing-cycles>5</meta:editing-cycles>
    <meta:editing-duration>PT2H49M11S</meta:editing-duration>
    <meta:user-defined meta:name="Info 1"/>
    <meta:user-defined meta:name="Info 2"/>
    <meta:user-defined meta:name="Info 3"/>
    <meta:user-defined meta:name="Info 4"/>
    <meta:document-statistic meta:table-count="3" meta:cell-count="36"/>
  </office:meta>
</office:document-meta>
</file>